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8fe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8fe5" officeooo:paragraph-rsid="00128fe5" style:font-weight-asian="bold" style:font-weight-complex="bold"/>
    </style:style>
    <style:style style:name="P3" style:family="paragraph" style:parent-style-name="Standard">
      <style:text-properties fo:font-weight="bold" officeooo:rsid="00190ff3" officeooo:paragraph-rsid="00190ff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dec17" officeooo:paragraph-rsid="001dec1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8518" officeooo:paragraph-rsid="001f851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f38b7" officeooo:paragraph-rsid="002f38b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3af89" officeooo:paragraph-rsid="0013af89"/>
    </style:style>
    <style:style style:name="P8" style:family="paragraph" style:parent-style-name="Standard">
      <style:text-properties officeooo:paragraph-rsid="0013c51e"/>
    </style:style>
    <style:style style:name="P9" style:family="paragraph" style:parent-style-name="Standard">
      <style:paragraph-properties fo:text-align="center" style:justify-single-word="false"/>
      <style:text-properties officeooo:paragraph-rsid="00128fe5"/>
    </style:style>
    <style:style style:name="P10" style:family="paragraph" style:parent-style-name="Standard">
      <style:paragraph-properties fo:text-align="center" style:justify-single-word="false"/>
      <style:text-properties officeooo:paragraph-rsid="0013af89"/>
    </style:style>
    <style:style style:name="P11" style:family="paragraph" style:parent-style-name="Standard">
      <style:paragraph-properties fo:text-align="center" style:justify-single-word="false"/>
      <style:text-properties officeooo:rsid="00159b08" officeooo:paragraph-rsid="00159b08"/>
    </style:style>
    <style:style style:name="P12" style:family="paragraph" style:parent-style-name="Standard">
      <style:paragraph-properties fo:text-align="center" style:justify-single-word="false"/>
      <style:text-properties officeooo:rsid="00159b08" officeooo:paragraph-rsid="001af95c"/>
    </style:style>
    <style:style style:name="P13" style:family="paragraph" style:parent-style-name="Standard">
      <style:text-properties officeooo:rsid="00159b08" officeooo:paragraph-rsid="001c337e"/>
    </style:style>
    <style:style style:name="P14" style:family="paragraph" style:parent-style-name="Standard">
      <style:text-properties officeooo:paragraph-rsid="0018cdf3"/>
    </style:style>
    <style:style style:name="P15" style:family="paragraph" style:parent-style-name="Standard">
      <style:text-properties officeooo:rsid="00190ff3" officeooo:paragraph-rsid="00190ff3"/>
    </style:style>
    <style:style style:name="P16" style:family="paragraph" style:parent-style-name="Standard">
      <style:paragraph-properties fo:text-align="center" style:justify-single-word="false"/>
      <style:text-properties officeooo:rsid="00190ff3" officeooo:paragraph-rsid="001dec17"/>
    </style:style>
    <style:style style:name="P17" style:family="paragraph" style:parent-style-name="Standard">
      <style:paragraph-properties fo:text-align="start" style:justify-single-word="false"/>
      <style:text-properties officeooo:rsid="00190ff3" officeooo:paragraph-rsid="001dec17"/>
    </style:style>
    <style:style style:name="P18" style:family="paragraph" style:parent-style-name="Standard">
      <style:text-properties officeooo:rsid="00190ff3" officeooo:paragraph-rsid="001af95c"/>
    </style:style>
    <style:style style:name="P19" style:family="paragraph" style:parent-style-name="Standard">
      <style:text-properties officeooo:rsid="00190ff3" officeooo:paragraph-rsid="001dec17"/>
    </style:style>
    <style:style style:name="P20" style:family="paragraph" style:parent-style-name="Standard">
      <style:text-properties officeooo:paragraph-rsid="001af95c"/>
    </style:style>
    <style:style style:name="P21" style:family="paragraph" style:parent-style-name="Standard">
      <style:text-properties officeooo:paragraph-rsid="001c337e"/>
    </style:style>
    <style:style style:name="P22" style:family="paragraph" style:parent-style-name="Standard">
      <style:paragraph-properties fo:text-align="start" style:justify-single-word="false"/>
      <style:text-properties officeooo:rsid="001dec17" officeooo:paragraph-rsid="001dec17"/>
    </style:style>
    <style:style style:name="P23" style:family="paragraph" style:parent-style-name="Standard">
      <style:text-properties officeooo:paragraph-rsid="001dec17"/>
    </style:style>
    <style:style style:name="P24" style:family="paragraph" style:parent-style-name="Standard">
      <style:paragraph-properties fo:text-align="start" style:justify-single-word="false"/>
      <style:text-properties officeooo:rsid="001f8518" officeooo:paragraph-rsid="001f8518"/>
    </style:style>
    <style:style style:name="P25" style:family="paragraph" style:parent-style-name="Standard">
      <style:paragraph-properties fo:text-align="start" style:justify-single-word="false"/>
      <style:text-properties officeooo:rsid="001f8518" officeooo:paragraph-rsid="0023a901"/>
    </style:style>
    <style:style style:name="P26" style:family="paragraph" style:parent-style-name="Standard">
      <style:paragraph-properties fo:text-align="start" style:justify-single-word="false"/>
      <style:text-properties officeooo:rsid="00203d86" officeooo:paragraph-rsid="00203d86"/>
    </style:style>
    <style:style style:name="P27" style:family="paragraph" style:parent-style-name="Standard">
      <style:paragraph-properties fo:text-align="start" style:justify-single-word="false"/>
      <style:text-properties officeooo:rsid="00203d86" officeooo:paragraph-rsid="002dc782"/>
    </style:style>
    <style:style style:name="P28" style:family="paragraph" style:parent-style-name="Standard">
      <style:paragraph-properties fo:text-align="start" style:justify-single-word="false"/>
      <style:text-properties officeooo:rsid="0023a901" officeooo:paragraph-rsid="0023a901"/>
    </style:style>
    <style:style style:name="P29" style:family="paragraph" style:parent-style-name="Standard">
      <style:text-properties officeooo:rsid="00128fe5" officeooo:paragraph-rsid="002825d5"/>
    </style:style>
    <style:style style:name="P30" style:family="paragraph" style:parent-style-name="Standard">
      <style:text-properties officeooo:paragraph-rsid="002825d5"/>
    </style:style>
    <style:style style:name="P31" style:family="paragraph" style:parent-style-name="Standard">
      <style:text-properties officeooo:paragraph-rsid="002a1003"/>
    </style:style>
    <style:style style:name="P32" style:family="paragraph" style:parent-style-name="Standard">
      <style:paragraph-properties fo:text-align="start" style:justify-single-word="false"/>
      <style:text-properties officeooo:paragraph-rsid="002c1d09"/>
    </style:style>
    <style:style style:name="P33" style:family="paragraph" style:parent-style-name="Standard">
      <style:paragraph-properties fo:text-align="start" style:justify-single-word="false"/>
      <style:text-properties officeooo:rsid="002f38b7" officeooo:paragraph-rsid="002f38b7"/>
    </style:style>
    <style:style style:name="P34" style:family="paragraph" style:parent-style-name="Standard">
      <style:paragraph-properties fo:text-align="start" style:justify-single-word="false"/>
      <style:text-properties officeooo:rsid="0013af89" officeooo:paragraph-rsid="0013af89"/>
    </style:style>
    <style:style style:name="P35" style:family="paragraph" style:parent-style-name="Standard">
      <style:text-properties officeooo:paragraph-rsid="0031baad"/>
    </style:style>
    <style:style style:name="P36" style:family="paragraph" style:parent-style-name="Standard">
      <style:paragraph-properties fo:text-align="start" style:justify-single-word="false"/>
      <style:text-properties officeooo:rsid="00190ff3" officeooo:paragraph-rsid="00339e75"/>
    </style:style>
    <style:style style:name="P37" style:family="paragraph" style:parent-style-name="Standard">
      <style:paragraph-properties fo:text-align="start" style:justify-single-word="false"/>
      <style:text-properties officeooo:paragraph-rsid="0023a901"/>
    </style:style>
    <style:style style:name="T1" style:family="text">
      <style:text-properties officeooo:rsid="01f69d86"/>
    </style:style>
    <style:style style:name="T2" style:family="text">
      <style:text-properties officeooo:rsid="0013af89"/>
    </style:style>
    <style:style style:name="T3" style:family="text">
      <style:text-properties officeooo:rsid="0013c51e"/>
    </style:style>
    <style:style style:name="T4" style:family="text">
      <style:text-properties officeooo:rsid="00159b08"/>
    </style:style>
    <style:style style:name="T5" style:family="text">
      <style:text-properties officeooo:rsid="0017319d"/>
    </style:style>
    <style:style style:name="T6" style:family="text">
      <style:text-properties officeooo:rsid="0018cdf3"/>
    </style:style>
    <style:style style:name="T7" style:family="text">
      <style:text-properties officeooo:rsid="00190ff3"/>
    </style:style>
    <style:style style:name="T8" style:family="text">
      <style:text-properties officeooo:rsid="001af95c"/>
    </style:style>
    <style:style style:name="T9" style:family="text">
      <style:text-properties fo:font-weight="bold" officeooo:rsid="001af95c" style:font-weight-asian="bold" style:font-weight-complex="bold"/>
    </style:style>
    <style:style style:name="T10" style:family="text">
      <style:text-properties fo:font-weight="bold" officeooo:rsid="00190ff3" style:font-weight-asian="bold" style:font-weight-complex="bold"/>
    </style:style>
    <style:style style:name="T11" style:family="text">
      <style:text-properties officeooo:rsid="001c337e"/>
    </style:style>
    <style:style style:name="T12" style:family="text">
      <style:text-properties officeooo:rsid="001d3d98"/>
    </style:style>
    <style:style style:name="T13" style:family="text">
      <style:text-properties officeooo:rsid="001dec17"/>
    </style:style>
    <style:style style:name="T14" style:family="text">
      <style:text-properties officeooo:rsid="001f8518"/>
    </style:style>
    <style:style style:name="T15" style:family="text">
      <style:text-properties officeooo:rsid="00203d86"/>
    </style:style>
    <style:style style:name="T16" style:family="text">
      <style:text-properties officeooo:rsid="0021c637"/>
    </style:style>
    <style:style style:name="T17" style:family="text">
      <style:text-properties officeooo:rsid="0023a901"/>
    </style:style>
    <style:style style:name="T18" style:family="text">
      <style:text-properties officeooo:rsid="0023f94c"/>
    </style:style>
    <style:style style:name="T19" style:family="text">
      <style:text-properties officeooo:rsid="00257976"/>
    </style:style>
    <style:style style:name="T20" style:family="text">
      <style:text-properties officeooo:rsid="002602e1"/>
    </style:style>
    <style:style style:name="T21" style:family="text">
      <style:text-properties officeooo:rsid="00271b28"/>
    </style:style>
    <style:style style:name="T22" style:family="text">
      <style:text-properties officeooo:rsid="002825d5"/>
    </style:style>
    <style:style style:name="T23" style:family="text">
      <style:text-properties officeooo:rsid="0028708c"/>
    </style:style>
    <style:style style:name="T24" style:family="text">
      <style:text-properties officeooo:rsid="002a1003"/>
    </style:style>
    <style:style style:name="T25" style:family="text">
      <style:text-properties officeooo:rsid="002b9543"/>
    </style:style>
    <style:style style:name="T26" style:family="text">
      <style:text-properties officeooo:rsid="002c1d09"/>
    </style:style>
    <style:style style:name="T27" style:family="text">
      <style:text-properties officeooo:rsid="002d5f06"/>
    </style:style>
    <style:style style:name="T28" style:family="text">
      <style:text-properties officeooo:rsid="002dc782"/>
    </style:style>
    <style:style style:name="T29" style:family="text">
      <style:text-properties officeooo:rsid="002ee95b"/>
    </style:style>
    <style:style style:name="T30" style:family="text">
      <style:text-properties officeooo:rsid="002f38b7"/>
    </style:style>
    <style:style style:name="T31" style:family="text">
      <style:text-properties officeooo:rsid="0031baad"/>
    </style:style>
    <style:style style:name="T32" style:family="text">
      <style:text-properties officeooo:rsid="00339e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1">Contest </text:span>Practice Sessions</text:p>
      <text:p text:style-name="P29"/>
      <text:p text:style-name="P30"><text:span text:style-name="T22">Radio Sport is a major activity in amateur radio. <text:s/>The competitive aspect of contesting can be very exhilarating but there are several other reasons to participate in contests. <text:s/>First, the skill</text:span><text:span text:style-name="T31">s</text:span><text:span text:style-name="T22"> required to copy information while operating your radio under </text:span><text:span text:style-name="T31">pressure and/or sub-optimal</text:span><text:span text:style-name="T22"> conditions will make you better prepared for emergency communications. <text:s/>Second, if you enjoy “paper chasing,” contesting is a great way to rack up states or DXCC </text:span><text:span text:style-name="T23">entities</text:span><text:span text:style-name="T22">. <text:s/>Third, specialized contests such as VHF brings out activity on otherwise dormant bands.</text:span></text:p>
      <text:p text:style-name="P30"/>
      <text:p text:style-name="P30"><text:span text:style-name="T22">CW is the most reliable mode for getting information through under adverse conditions. <text:s/></text:span><text:span text:style-name="T23">Compared to SSB, CW has a 10-dB advantage based on bandwidth alone. </text:span><text:span text:style-name="T22"><text:s/></text:span><text:span text:style-name="T23">The popularity of the FTx modes make them appealing </text:span><text:span text:style-name="T24">to many </text:span><text:span text:style-name="T23">for casual day-to-day operating. <text:s/>However, a</text:span><text:span text:style-name="T22">t the risk of kicking over a hornet’s nest, </text:span><text:span text:style-name="T1"><text:s/></text:span><text:span text:style-name="T22">a competent CW operator can copy </text:span><text:span text:style-name="T23">weak signals at or below the noise thresholds for FTx and at a much higher rate. <text:s/></text:span></text:p>
      <text:p text:style-name="P30"/>
      <text:p text:style-name="P31"><text:span text:style-name="T1">In addition to the actual contests on the weekend, there are three “mini-tests” which are designed to be practice sessions. <text:s/></text:span><text:span text:style-name="T24">Below are the details for each, followed by some ideas for casual CW “ rag chewing” </text:span><text:span text:style-name="T31">practice.</text:span></text:p>
      <text:p text:style-name="P29"/>
      <text:p text:style-name="P3">CWops CWT</text:p>
      <text:p text:style-name="P1"/>
      <text:p text:style-name="P1"><text:span text:style-name="T1">The CWA homework </text:span><text:span text:style-name="T31">assignments </text:span><text:span text:style-name="T1">emphasize the CWops CW Test (CWT). <text:s/>There are four hour-</text:span><text:span text:style-name="T31">long</text:span><text:span text:style-name="T1"> sessions each </text:span><text:span text:style-name="T16">week on </text:span><text:span text:style-name="T1">Wednesday </text:span><text:span text:style-name="T25">starting </text:span><text:span text:style-name="T1">at 1300</text:span><text:span text:style-name="T25">Z</text:span><text:span text:style-name="T1"> and 1900</text:span><text:span text:style-name="T25">Z</text:span><text:span text:style-name="T1">, and Thursday at 0300</text:span><text:span text:style-name="T25">Z</text:span><text:span text:style-name="T1"> and 07</text:span><text:span text:style-name="T25">00Z</text:span><text:span text:style-name="T1">. <text:s/>(</text:span><text:span text:style-name="T31">Wednesday at </text:span><text:span text:style-name="T1">6AM, noon, 8PM and midnight on the West Coast). <text:s/>These are very </text:span><text:span text:style-name="T31">popular and </text:span><text:span text:style-name="T1">fast-paced with an average speed of ~39-wpm. <text:s/>The exchange is your NAME and MEMBER NUMBER or STATE i</text:span><text:span text:style-name="T16">f</text:span><text:span text:style-name="T1"> you are not a member, e.g.</text:span></text:p>
      <text:p text:style-name="P1"/>
      <text:p text:style-name="P9"><text:span text:style-name="T4">JOE</text:span><text:span text:style-name="T1"> 3177</text:span></text:p>
      <text:p text:style-name="P7"/>
      <text:p text:style-name="P7">or</text:p>
      <text:p text:style-name="P7"/>
      <text:p text:style-name="P10"><text:span text:style-name="T4">JOE</text:span><text:span text:style-name="T2"> CA</text:span></text:p>
      <text:p text:style-name="P1"/>
      <text:p text:style-name="P8"><text:span text:style-name="T1">If you are aspiring to become a CWops member, it is very helpful to participate in the CWTs so that other members will </text:span><text:span text:style-name="T31">begin to </text:span><text:span text:style-name="T1">recognize your call and be willing to sponsor you when </text:span><text:span text:style-name="T2">you are nominate</text:span><text:span text:style-name="T3">d. <text:s/></text:span></text:p>
      <text:p text:style-name="P8"/>
      <text:p text:style-name="P35"><text:span text:style-name="T3">Don’t be intimidated by the rapid pace of the CWTs. <text:s/></text:span><text:span text:style-name="T4">CWops is very welcoming to new-comers and always looking for “fresh meat.” <text:s/></text:span><text:span text:style-name="T3">Look for slower runners higher in the band (about 40-50 KHz above the lower band edge.) <text:s/>It may seem counter-intuitive but try also looking for weaker stations that are less busy. <text:s/>These are often “little pistols” <text:s/>running 100W or less </text:span><text:span text:style-name="T16">in</text:span><text:span text:style-name="T3">to wire antennas so don’t garner as much attention as the “big guns.” <text:s text:c="2"/>Just listen to someone calling CQ until you get his info and then drop in your call. <text:s/>If he doesn’t come back to you the first time, try again </text:span><text:span text:style-name="T6">after he completes the QSO</text:span><text:span text:style-name="T3">. <text:s/>You will eventually get through. <text:s text:c="2"/></text:span><text:span text:style-name="T31">If you can’t break through, use the quick memories on your radio to store his frequency and come back after a few minutes. <text:s/></text:span></text:p>
      <text:p text:style-name="P35"/>
      <text:p text:style-name="P35"><text:span text:style-name="T3">See </text:span><text:a xlink:type="simple" xlink:href="https://cwops.org/cwops-tests" text:style-name="Internet_20_link" text:visited-style-name="Visited_20_Internet_20_Link"><text:span text:style-name="T3">https://cwops.org/cwops-tests</text:span></text:a><text:span text:style-name="T3"> for more info.</text:span></text:p>
      <text:p text:style-name="P35"/>
      <text:p text:style-name="P8"/>
      <text:p text:style-name="P3"><text:soft-page-break/>ICWC Medium Speed Test</text:p>
      <text:p text:style-name="P15"/>
      <text:p text:style-name="P14"><text:span text:style-name="T3">The homework assignments do not mention the Medium and Slow Speed Tests probably because these are relatively new. <text:s/></text:span><text:span text:style-name="T5">These mini-contests are much more relaxed than the CWT and an excellent way to build up your contesting skills and confidence. <text:s/></text:span><text:span text:style-name="T6">At least half of the ops you will run into in these mini-tests are CWops members so your participation helps with getting your call sign </text:span><text:span text:style-name="T16">recognized.</text:span></text:p>
      <text:p text:style-name="P14"/>
      <text:p text:style-name="P21"><text:span text:style-name="T3">The MST </text:span><text:span text:style-name="T31">was established</text:span><text:span text:style-name="T3"> earlier this </text:span><text:span text:style-name="T16">year</text:span><text:span text:style-name="T3"> and sets the speed limit at 25-wpm. <text:s/>There</text:span><text:span text:style-name="T1"> are </text:span><text:span text:style-name="T3">three</text:span><text:span text:style-name="T1"> one hour sessions each </text:span><text:span text:style-name="T16">week on </text:span><text:span text:style-name="T3">Monday</text:span><text:span text:style-name="T1"> at 1300</text:span><text:span text:style-name="T25">Z</text:span><text:span text:style-name="T1"> and 1900</text:span><text:span text:style-name="T25">Z</text:span><text:span text:style-name="T1">, and </text:span><text:span text:style-name="T4">Tuesday</text:span><text:span text:style-name="T1"> at 0300</text:span><text:span text:style-name="T25">Z</text:span><text:span text:style-name="T1">. <text:s/>(6AM, noon, 8PM on the West Coast). <text:s/></text:span><text:span text:style-name="T12">Note that t</text:span><text:span text:style-name="T11">he 0300</text:span><text:span text:style-name="T25">Z</text:span><text:span text:style-name="T11"> session immediately follows our Zoom meeting on Monday.</text:span></text:p>
      <text:p text:style-name="P21"/>
      <text:p text:style-name="P13">The exchange is your NAME and SERIAL NUMBER <text:span text:style-name="T31">(i.e. QSO NUMBER) </text:span>starting at 1 for each session, e.g.</text:p>
      <text:p text:style-name="P8"/>
      <text:p text:style-name="P11">JOE 35</text:p>
      <text:p text:style-name="P8"/>
      <text:p text:style-name="P35"><text:span text:style-name="T7">The MST is not nearly as popular as the CWT so you </text:span><text:span text:style-name="T16">should</text:span><text:span text:style-name="T7"> try to work as many stations as you can hear. <text:s/></text:span><text:span text:style-name="T25">Scan the band a </text:span><text:span text:style-name="T31">few </text:span><text:span text:style-name="T25">times as the running stations will change. <text:s/></text:span></text:p>
      <text:p text:style-name="P35"/>
      <text:p text:style-name="P35"><text:span text:style-name="T4">See </text:span><text:a xlink:type="simple" xlink:href="https://internationalcwcouncil.org/mst-contest" text:style-name="Internet_20_link" text:visited-style-name="Visited_20_Internet_20_Link"><text:span text:style-name="T4">https://internationalcwcouncil.org/mst-contest</text:span></text:a><text:span text:style-name="T4"> for more info.</text:span></text:p>
      <text:p text:style-name="P15"/>
      <text:p text:style-name="P20"><text:span text:style-name="T9">K1USN</text:span><text:span text:style-name="T10"> </text:span><text:span text:style-name="T9">Slow</text:span><text:span text:style-name="T10"> Speed Test</text:span></text:p>
      <text:p text:style-name="P18"/>
      <text:p text:style-name="P20"><text:span text:style-name="T3">The </text:span><text:span text:style-name="T8">S</text:span><text:span text:style-name="T3">ST sets the speed limit at 2</text:span><text:span text:style-name="T8">0</text:span><text:span text:style-name="T3">-wpm. <text:s/></text:span><text:span text:style-name="T31">(</text:span><text:span text:style-name="T16">Incidentally, 20-wpm was the required speed for an Extra-class license back in the day and sure didn’t seem slow at th</text:span><text:span text:style-name="T25">e</text:span><text:span text:style-name="T16"> time, but I digress!) <text:s/></text:span><text:span text:style-name="T3">There</text:span><text:span text:style-name="T1"> are </text:span><text:span text:style-name="T13">two</text:span><text:span text:style-name="T1"> one hour sessions each </text:span><text:span text:style-name="T13">week on Friday</text:span><text:span text:style-name="T1"> at </text:span><text:span text:style-name="T13">20</text:span><text:span text:style-name="T1">00</text:span><text:span text:style-name="T25">Z</text:span><text:span text:style-name="T1"> </text:span><text:span text:style-name="T13">and</text:span><text:span text:style-name="T1"> </text:span><text:span text:style-name="T13">Mon</text:span><text:span text:style-name="T4">day</text:span><text:span text:style-name="T1"> at 0</text:span><text:span text:style-name="T13">0</text:span><text:span text:style-name="T1">00</text:span><text:span text:style-name="T25">Z</text:span><text:span text:style-name="T1">. <text:s/>(</text:span><text:span text:style-name="T13">Friday 1PM and Sunday 5</text:span><text:span text:style-name="T1">PM on the West Coast). <text:s/></text:span><text:span text:style-name="T4">The exchange is your NAME and </text:span><text:span text:style-name="T13">STATE,</text:span><text:span text:style-name="T4"> e.g.</text:span></text:p>
      <text:p text:style-name="P20"/>
      <text:p text:style-name="P12">JOE <text:span text:style-name="T13">CA</text:span></text:p>
      <text:p text:style-name="P12"/>
      <text:p text:style-name="P22">Again, the pace and activity level is such that you should try to work as many stations as you can hear. <text:s/><text:span text:style-name="T7">When you get to the point that you can </text:span><text:span text:style-name="T25">reliably </text:span><text:span text:style-name="T7">copy call signs on the first time, try running, i.e. calling CQ, e.g.</text:span></text:p>
      <text:p text:style-name="P23"/>
      <text:p text:style-name="P16">CQ <text:span text:style-name="T13">S</text:span>ST AA2IL</text:p>
      <text:p text:style-name="P17"/>
      <text:p text:style-name="P17">When you get a caller, respond with HIS CALL and YOUR EXCHANGE:</text:p>
      <text:p text:style-name="P17"/>
      <text:p text:style-name="P16">N7AUE TU JOE <text:span text:style-name="T13">CA</text:span></text:p>
      <text:p text:style-name="P19"/>
      <text:p text:style-name="P19">After he sends his info to you, e.g.</text:p>
      <text:p text:style-name="P19"/>
      <text:p text:style-name="P16">TU JIM <text:span text:style-name="T13">NV</text:span></text:p>
      <text:p text:style-name="P19"/>
      <text:p text:style-name="P19">acknowledge it and get ready for another caller:</text:p>
      <text:p text:style-name="P19"/>
      <text:p text:style-name="P16">G<text:span text:style-name="T13">A</text:span> JIM 73 AA2IL</text:p>
      <text:p text:style-name="P23"/>
      <text:p text:style-name="P36"><text:soft-page-break/>In a competitive contest or in the CWT, you would not include the “fluff” I’ve included here. <text:s/><text:span text:style-name="T13">In fact, superfluous information such as a</text:span><text:span text:style-name="T32">n unnecessary</text:span><text:span text:style-name="T13"> signal report </text:span><text:span text:style-name="T32">or greeting </text:span><text:span text:style-name="T13">is </text:span><text:span text:style-name="T32">generally</text:span><text:span text:style-name="T13"> frowned upon as it slows every</text:span><text:span text:style-name="T25">body</text:span><text:span text:style-name="T13"> down . </text:span>However, the MST and SST are much more informal and friendly <text:span text:style-name="T13">and casual greetings such as those above are encouraged. <text:s/></text:span></text:p>
      <text:p text:style-name="P36"/>
      <text:p text:style-name="P36"><text:span text:style-name="T4">See </text:span><text:a xlink:type="simple" xlink:href="http://www.k1usn.com/sst.html" text:style-name="Internet_20_link" text:visited-style-name="Visited_20_Internet_20_Link"><text:span text:style-name="T4">http://www.k1usn.com/sst.html</text:span></text:a><text:span text:style-name="T4"> for more </text:span><text:span text:style-name="T14">details</text:span><text:span text:style-name="T4">.</text:span></text:p>
      <text:p text:style-name="P17"/>
      <text:p text:style-name="P4"><text:span text:style-name="T17">Miscellaneous </text:span>Notes</text:p>
      <text:p text:style-name="P22"/>
      <text:p text:style-name="P32"><text:span text:style-name="T13">Look for activity in these </text:span><text:span text:style-name="T14">mini-tests</text:span><text:span text:style-name="T13"> starting around 25-30 KHz above the lower band edge. <text:s/></text:span><text:span text:style-name="T14">The slower runners tend to migrate toward the upper end of the activity. <text:s/></text:span><text:span text:style-name="T13">Lately, I have found the the 0300</text:span><text:span text:style-name="T26">Z</text:span><text:span text:style-name="T13"> sessions are the most productive for </text:span><text:span text:style-name="T26">those of </text:span><text:span text:style-name="T13">us on the West Coast. <text:s/>Start on 20m and drop down to 40m. <text:s/></text:span><text:span text:style-name="T14">The 1900</text:span><text:span text:style-name="T26">Z</text:span><text:span text:style-name="T14"> sessions have also been decent, starting on 15m and then moving to 20m. <text:s/>The 0700</text:span><text:span text:style-name="T26">Z</text:span><text:span text:style-name="T14"> CWT session is very sparse (its 3AM on the East Coast!) but more relaxed. <text:s text:c="2"/></text:span><text:span text:style-name="T26">Start on 40m, occasionally check 20m and then move to 80m. <text:s/></text:span></text:p>
      <text:p text:style-name="P22"/>
      <text:p text:style-name="P28">You should get in the habit of using an actual contest logging program. <text:s/>N1MM is the most popular but there are others. <text:s/><text:span text:style-name="T26">It is reasonable to let the computer do the sending for you if you want. <text:s/>(The ops on the other end will appreciate the snappy well-formed CW and you will not become as fatigued.) <text:s/>However, a</text:span>t this point, do not use features such as call history or pre-fill<text:span text:style-name="T26">s</text:span> – copy what you hear!</text:p>
      <text:p text:style-name="P25"/>
      <text:p text:style-name="P37"><text:span text:style-name="T14">After each session, you should post your results to </text:span><text:a xlink:type="simple" xlink:href="https://3830scores.com/" text:style-name="Internet_20_link" text:visited-style-name="Visited_20_Internet_20_Link"><text:span text:style-name="T14">https://3830scores.com</text:span></text:a><text:span text:style-name="T14">, even if you only managed a handful of contacts. <text:s/>This is a </text:span><text:span text:style-name="T32">convenient</text:span><text:span text:style-name="T14"> way to track your progress and get more people to see your call sign. <text:s/></text:span><text:span text:style-name="T18">In addition, there are yearly awards by CWops based on the number of CWT sessions </text:span><text:span text:style-name="T27">in which </text:span><text:span text:style-name="T18">you made 10 or more contacts. <text:s/>Th</text:span><text:span text:style-name="T28">is is all</text:span><text:span text:style-name="T18"> base</text:span><text:span text:style-name="T28">d</text:span><text:span text:style-name="T18"> on what you report to 3830 scores.</text:span></text:p>
      <text:p text:style-name="P24"/>
      <text:p text:style-name="P26">The gentlemen that maintains 3830 scores, WA7BNM, also has a website listing the various contests -</text:p>
      <text:p text:style-name="P27"><text:a xlink:type="simple" xlink:href="https://www.contestcalendar.com/" text:style-name="Internet_20_link" text:visited-style-name="Visited_20_Internet_20_Link">https://www.contestcalendar.com</text:a>. <text:s/><text:span text:style-name="T18">Look here for activities that might be of interest to you such as state QSO parties. <text:s/></text:span><text:span text:style-name="T20"><text:s/></text:span><text:span text:style-name="T18">(Shameless plug – the California QSO Party is the first weekend in October </text:span><text:span text:style-name="T19">and is quite popular.</text:span><text:span text:style-name="T18">) <text:s text:c="2"/></text:span><text:span text:style-name="T20">We are entering the fall contest season and there are plenty of “big” CW contests </text:span><text:span text:style-name="T28">(Sweepstakes and CQ WW)</text:span><text:span text:style-name="T20">. <text:s/>Also, take a look at sites like </text:span><text:a xlink:type="simple" xlink:href="https://www.dx-world.net/" text:style-name="Internet_20_link" text:visited-style-name="Visited_20_Internet_20_Link"><text:span text:style-name="T20">https://www.dx-world.net</text:span></text:a><text:span text:style-name="T20"> to see what DXpeditions are under way and/or planned and at sites like </text:span><text:a xlink:type="simple" xlink:href="https://dxheat.com/dxc" text:style-name="Internet_20_link" text:visited-style-name="Visited_20_Internet_20_Link"><text:span text:style-name="T20">https://dxheat.com/dxc</text:span></text:a><text:span text:style-name="T20"> to see who is actually on the air.</text:span></text:p>
      <text:p text:style-name="P24"/>
      <text:p text:style-name="P5">Rag Chewing</text:p>
      <text:p text:style-name="P24"/>
      <text:p text:style-name="P24">When I first started in ham radio, it was very easy to find someone to rag chew with <text:span text:style-name="T29">at almost </text:span><text:span text:style-name="T15">any time of day</text:span>. <text:s/>Today, it is much more difficult <text:span text:style-name="T15">but when you do find a </text:span><text:span text:style-name="T29">partner</text:span><text:span text:style-name="T15">, they are usual very eager to help a new-comer get some practice</text:span>. <text:s/>Look for people on 17m <text:span text:style-name="T15">and 20m </text:span>during the day and <text:span text:style-name="T15">30m and </text:span>40m in the evening. <text:s/><text:span text:style-name="T16">Try calling CQ yourself. <text:s/></text:span>Also, CWops has a “give-back” program where <text:span text:style-name="T15">experienced ops get on 40m in the early evening (~7PM local time) each day to solicit rag chews </text:span><text:span text:style-name="T21">at moderate speeds</text:span><text:span text:style-name="T15">. <text:s/>You can also arrange schedules with each other to get on the air or via Zoom. <text:s/>Programs like RufzXP and MorseRunner are excellent </text:span><text:span text:style-name="T30">practice </text:span><text:span text:style-name="T15">tools but there is no substitute for being on the air.</text:span></text:p>
      <text:p text:style-name="P24"/>
      <text:p text:style-name="P6">Sending Practice</text:p>
      <text:p text:style-name="P33"/>
      <text:p text:style-name="P33">Your fist is how you appear to others on the air and is very important to getting you<text:span text:style-name="T32">r</text:span> information through. <text:s/>Try to use you paddles a much as possible on the air, with the possible exception of a higher <text:soft-page-break/>speed contest like the CWT. <text:s/>Practice using a list of panagrams or just send random thoughts that come into your head or items you see as you look around your shack. <text:s/>Don’t be afraid to make mistakes. <text:s/>Although seemingly easy on the surface, this is a skill that is difficult to maste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9T10:25:29.397061744</meta:creation-date>
    <dc:date>2022-09-12T10:55:23.556163723</dc:date>
    <meta:editing-duration>PT1H36M43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4" meta:paragraph-count="42" meta:word-count="1425" meta:character-count="8084" meta:non-whitespace-character-count="6621"/>
  </office:meta>
</office:document-meta>
</file>